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G" style:family="table-column">
      <style:table-column-properties style:column-width="4.251cm" style:rel-column-width="1638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Nimbus Mono L" officeooo:rsid="0007e423" officeooo:paragraph-rsid="00119e9c" style:font-name-asian="Nimbus Mono L"/>
    </style:style>
    <style:style style:name="P2" style:family="paragraph" style:parent-style-name="Standard">
      <style:text-properties style:font-name="Nimbus Mono L" officeooo:rsid="0014c351" officeooo:paragraph-rsid="00119e9c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19e9c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4dd9a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6ed7f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84156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b3475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2aabe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c0072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393865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d27d9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8fc01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b4d61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e6cfe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f9517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522c06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5a449d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f7971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61111f" style:font-name-asian="Nimbus Mono L"/>
    </style:style>
    <style:style style:name="P20" style:family="paragraph" style:parent-style-name="Preformatted_20_Text">
      <style:text-properties fo:color="#800000" style:font-name="Nimbus Mono L" officeooo:rsid="004c98d4" officeooo:paragraph-rsid="004c98d4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6a1f75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393865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14dd9a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6c0def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6c31f1" style:font-name-asian="Nimbus Mono L"/>
    </style:style>
    <style:style style:name="P26" style:family="paragraph" style:parent-style-name="Table_20_Contents">
      <style:text-properties fo:color="#800000" style:font-name="Nimbus Mono L" fo:font-size="10pt" style:font-name-asian="Nimbus Mono L" style:font-size-asian="10pt" style:font-name-complex="Liberation Mono" style:font-size-complex="10pt"/>
    </style:style>
    <style:style style:name="P27" style:family="paragraph" style:parent-style-name="Standard">
      <style:text-properties style:font-name="Nimbus Mono L" officeooo:rsid="0007e423" officeooo:paragraph-rsid="006a1f75" style:font-name-asian="Nimbus Mono L"/>
    </style:style>
    <style:style style:name="T1" style:family="text">
      <style:text-properties officeooo:rsid="001b00f3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1425de"/>
    </style:style>
    <style:style style:name="T7" style:family="text">
      <style:text-properties officeooo:rsid="00074868"/>
    </style:style>
    <style:style style:name="T8" style:family="text">
      <style:text-properties officeooo:rsid="0014dd9a"/>
    </style:style>
    <style:style style:name="T9" style:family="text">
      <style:text-properties officeooo:rsid="00184156"/>
    </style:style>
    <style:style style:name="T10" style:family="text">
      <style:text-properties officeooo:rsid="00284bee"/>
    </style:style>
    <style:style style:name="T11" style:family="text">
      <style:text-properties officeooo:rsid="003ae2f2"/>
    </style:style>
    <style:style style:name="T12" style:family="text">
      <style:text-properties officeooo:rsid="004b4d61"/>
    </style:style>
    <style:style style:name="T13" style:family="text">
      <style:text-properties officeooo:rsid="004c98d4"/>
    </style:style>
    <style:style style:name="T14" style:family="text">
      <style:text-properties officeooo:rsid="0007e423"/>
    </style:style>
    <style:style style:name="T15" style:family="text">
      <style:text-properties officeooo:rsid="004e6cfe"/>
    </style:style>
    <style:style style:name="T16" style:family="text">
      <style:text-properties officeooo:rsid="004f9517"/>
    </style:style>
    <style:style style:name="T17" style:family="text">
      <style:text-properties officeooo:rsid="00554d59"/>
    </style:style>
    <style:style style:name="T18" style:family="text">
      <style:text-properties officeooo:rsid="005a449d"/>
    </style:style>
    <style:style style:name="T19" style:family="text">
      <style:text-properties officeooo:rsid="0061111f"/>
    </style:style>
    <style:style style:name="T20" style:family="text">
      <style:text-properties fo:color="#800000"/>
    </style:style>
    <style:style style:name="T21" style:family="text">
      <style:text-properties fo:color="#800000" officeooo:rsid="004b4d61"/>
    </style:style>
    <style:style style:name="T22" style:family="text">
      <style:text-properties fo:color="#800000" officeooo:rsid="006a1f75"/>
    </style:style>
    <style:style style:name="T23" style:family="text">
      <style:text-properties officeooo:rsid="006a1f75"/>
    </style:style>
    <style:style style:name="T24" style:family="text">
      <style:text-properties officeooo:rsid="006c0d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火车票，飞机票购买</text:p>
      <text:p text:style-name="P3"><text:tab/>导航下拉名_1:火车票，飞机票购买</text:p>
      <text:p text:style-name="P3"><text:tab/><text:tab/>导航名_1:<text:bookmark-start text:name="__DdeLink__1368_1114225884"/>基本<text:bookmark-end text:name="__DdeLink__1368_1114225884"/>信息设置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购票原因</text:p>
      <text:p text:style-name="P3"><text:tab/><text:tab/><text:tab/><text:tab/>字段名称_<text:span text:style-name="T2">2</text:span>:<text:bookmark-start text:name="__DdeLink__972_1826826792"/>车票<text:bookmark-end text:name="__DdeLink__972_1826826792"/>类型</text:p>
      <text:p text:style-name="P3"><text:tab/><text:tab/><text:tab/><text:tab/>字段名称_<text:span text:style-name="T3">3</text:span>:<text:bookmark-start text:name="__DdeLink__975_1826826792"/>购买<text:bookmark-end text:name="__DdeLink__975_1826826792"/>方式</text:p>
      <text:p text:style-name="P3"><text:tab/><text:tab/><text:tab/><text:tab/>字段名称_<text:span text:style-name="T3">4</text:span>:汇总类型</text:p>
      <text:p text:style-name="P3"><text:tab/><text:tab/><text:tab/><text:tab/>字段名称_<text:span text:style-name="T4">5</text:span>:<text:bookmark-start text:name="__DdeLink__983_1826826792"/>汇总<text:bookmark-end text:name="__DdeLink__983_1826826792"/>周期<text:tab/><text:tab/><text:tab/></text:p>
      <text:p text:style-name="P3"><text:tab/><text:tab/><text:tab/><text:tab/>字段名称_<text:span text:style-name="T4">6</text:span>:数据汇总呈现类型</text:p>
      <text:p text:style-name="P3"><text:tab/><text:tab/><text:tab/><text:tab/>字段名称_<text:span text:style-name="T4">7</text:span>:查询权限</text:p>
      <text:p text:style-name="P3"><text:tab/><text:tab/><text:tab/><text:tab/>字段名称_<text:span text:style-name="T4">8</text:span>:删除权限</text:p>
      <text:p text:style-name="P3"><text:tab/><text:tab/><text:tab/><text:tab/>字段名称_<text:span text:style-name="T4">9</text:span>:修改权限</text:p>
      <text:p text:style-name="P3"/>
      <text:p text:style-name="P3"><text:tab/><text:tab/><text:tab/><text:tab/><text:tab/><text:tab/><text:tab/></text:p>
      <text:p text:style-name="P3"><text:tab/><text:tab/><text:tab/>功能名字_<text:span text:style-name="T1">2</text:span>:添加 <text:s/>功能类型:编辑 (有网格/树形/编辑可选)</text:p>
      <text:p text:style-name="P4"><text:tab/><text:tab/><text:tab/><text:tab/>字段名称_<text:span text:style-name="T2">1</text:span>:购票原因 <text:s text:c="2"/>标签类型：文本框 非必填</text:p>
      <text:p text:style-name="P21"><text:tab/><text:tab/><text:tab/><text:tab/>字段名称_<text:span text:style-name="T2">2</text:span>:<text:bookmark-start text:name="__DdeLink__972_18268267921"/>车票<text:bookmark-end text:name="__DdeLink__972_18268267921"/>类型 <text:s text:c="2"/>标签类型：文本框 非必填</text:p>
      <text:p text:style-name="P21"><text:tab/><text:tab/><text:tab/><text:tab/>字段名称_<text:span text:style-name="T3">3</text:span>:<text:bookmark-start text:name="__DdeLink__975_18268267921"/>购买<text:bookmark-end text:name="__DdeLink__975_18268267921"/>方式 <text:s text:c="2"/>标签类型：文本框 非必填</text:p>
      <text:p text:style-name="P21"><text:tab/><text:tab/><text:tab/><text:tab/>字段名称_<text:span text:style-name="T3">4</text:span>:汇总类型 <text:s text:c="2"/>标签类型：文本框 非必填</text:p>
      <text:p text:style-name="P21"><text:tab/><text:tab/><text:tab/><text:tab/>字段名称_<text:span text:style-name="T4">5</text:span>:<text:bookmark-start text:name="__DdeLink__983_18268267921"/>汇总<text:bookmark-end text:name="__DdeLink__983_18268267921"/>周期<text:tab/><text:tab/> <text:s text:c="2"/>标签类型：文本框<text:tab/> 非必填</text:p>
      <text:p text:style-name="P21"><text:tab/><text:tab/><text:tab/><text:tab/>字段名称_<text:span text:style-name="T4">6</text:span>:数据汇总呈现类型 <text:s text:c="3"/>标签类型：文本框 非必填</text:p>
      <text:p text:style-name="P21"><text:tab/><text:tab/><text:tab/><text:tab/>字段名称_<text:span text:style-name="T4">7</text:span>:查询权限 <text:s text:c="3"/>标签类型：文本框 非必填</text:p>
      <text:p text:style-name="P21"><text:tab/><text:tab/><text:tab/><text:tab/>字段名称_<text:span text:style-name="T4">8</text:span>:删除权限 <text:s text:c="3"/>标签类型：文本框 非必填</text:p>
      <text:p text:style-name="P21"><text:tab/><text:tab/><text:tab/><text:tab/>字段名称_<text:span text:style-name="T4">9</text:span>:修改权限 <text:s text:c="3"/>标签类型：文本框 非必填</text:p>
      <text:p text:style-name="P4"/>
      <text:p text:style-name="P4"><text:tab/><text:tab/><text:tab/>功能名字_<text:span text:style-name="T8">3</text:span>:编辑 <text:s/>功能类型:编辑 (有网格/树形/编辑可选)</text:p>
      <text:p text:style-name="P21"><text:tab/><text:tab/><text:tab/><text:tab/>字段名称_<text:span text:style-name="T2">1</text:span>:购票原因 <text:s text:c="2"/>标签类型：文本框 非必填</text:p>
      <text:p text:style-name="P21"><text:tab/><text:tab/><text:tab/><text:tab/>字段名称_<text:span text:style-name="T2">2</text:span>:<text:bookmark-start text:name="__DdeLink__972_182682679211"/>车票<text:bookmark-end text:name="__DdeLink__972_182682679211"/>类型 <text:s text:c="2"/>标签类型：文本框 非必填</text:p>
      <text:p text:style-name="P21"><text:tab/><text:tab/><text:tab/><text:tab/>字段名称_<text:span text:style-name="T3">3</text:span>:<text:bookmark-start text:name="__DdeLink__975_182682679211"/>购买<text:bookmark-end text:name="__DdeLink__975_182682679211"/>方式 <text:s text:c="2"/>标签类型：文本框 <text:s/>非必填</text:p>
      <text:p text:style-name="P21"><text:tab/><text:tab/><text:tab/><text:tab/>字段名称_<text:span text:style-name="T3">4</text:span>:汇总类型 <text:s text:c="2"/>标签类型：文本框 非必填</text:p>
      <text:p text:style-name="P21"><text:tab/><text:tab/><text:tab/><text:tab/>字段名称_<text:span text:style-name="T4">5</text:span>:<text:bookmark-start text:name="__DdeLink__983_182682679211"/>汇总<text:bookmark-end text:name="__DdeLink__983_182682679211"/>周期<text:tab/><text:tab/> <text:s text:c="2"/>标签类型：文本框<text:tab/> 非必填</text:p>
      <text:p text:style-name="P21"><text:tab/><text:tab/><text:tab/><text:tab/>字段名称_<text:span text:style-name="T4">6</text:span>:数据汇总呈现类型 <text:s text:c="3"/>标签类型：文本框 非必填</text:p>
      <text:p text:style-name="P21"><text:tab/><text:tab/><text:tab/><text:tab/>字段名称_<text:span text:style-name="T4">7</text:span>:查询权限 <text:s text:c="3"/>标签类型：文本框 非必填</text:p>
      <text:p text:style-name="P21"><text:tab/><text:tab/><text:tab/><text:tab/>字段名称_<text:span text:style-name="T4">8</text:span>:删除权限 <text:s text:c="3"/>标签类型：文本框 非必填</text:p>
      <text:p text:style-name="P21"><text:tab/><text:tab/><text:tab/><text:tab/>字段名称_<text:span text:style-name="T4">9</text:span>:修改权限 <text:s text:c="3"/>标签类型：文本框 非必填</text:p>
      <text:p text:style-name="P5"><text:s/></text:p>
      <text:p text:style-name="P4"><text:tab/><text:tab/><text:tab/>功能名字_<text:span text:style-name="T8">4</text:span>:删除 <text:s/>功能类型:</text:p>
      <text:p text:style-name="P4"/>
      <text:p text:style-name="P6"><text:tab/><text:tab/>导航名_<text:span text:style-name="T9">2</text:span>:车票，飞机票购买网站以及账号密码信息记录</text:p>
      <text:p text:style-name="P6"><text:tab/><text:tab/><text:tab/>功能名字_1:列表 <text:s/>功能类型:网格 (有网格/树形/编辑可选)</text:p>
      <text:p text:style-name="P6"><text:tab/><text:tab/><text:tab/><text:tab/><text:bookmark-start text:name="__DdeLink__1172_773636939"/><text:bookmark-start text:name="__DdeLink__1169_773636939"/>字段名称_<text:span text:style-name="T2">1</text:span>:网站名称</text:p>
      <text:p text:style-name="P6"><text:tab/><text:tab/><text:tab/><text:tab/>字段名称_<text:span text:style-name="T2">2</text:span>:<text:bookmark-start text:name="__DdeLink__972_18268267922"/>网址<text:bookmark-end text:name="__DdeLink__972_18268267922"/></text:p>
      <text:p text:style-name="P6"><text:tab/><text:tab/><text:tab/><text:tab/>字段名称_<text:span text:style-name="T3">3</text:span>:账号</text:p>
      <text:p text:style-name="P6"><text:tab/><text:tab/><text:tab/><text:tab/>字段名称_<text:span text:style-name="T3">4</text:span>:密码</text:p>
      <text:p text:style-name="P6"><text:tab/><text:tab/><text:tab/><text:tab/>字段名称_<text:span text:style-name="T4">5</text:span>:注册人<text:tab/></text:p>
      <text:p text:style-name="P6"><text:tab/><text:tab/><text:tab/><text:tab/>字段名称_<text:span text:style-name="T4">6</text:span>:注册信息</text:p>
      <text:p text:style-name="P6"><text:tab/><text:tab/><text:tab/><text:tab/>字段名称_<text:span text:style-name="T4">7</text:span>:备注</text:p>
      <text:p text:style-name="P6"><text:tab/><text:tab/><text:tab/><text:tab/>字段名称_<text:span text:style-name="T4">8</text:span>:状态</text:p>
      <text:p text:style-name="P6"><text:bookmark-end text:name="__DdeLink__1169_773636939"/><text:bookmark-end text:name="__DdeLink__1172_773636939"/></text:p>
      <text:p text:style-name="P6"><text:tab/><text:tab/><text:tab/><text:tab/><text:tab/><text:tab/><text:tab/></text:p>
      <text:p text:style-name="P6"><text:tab/><text:tab/><text:tab/>功能名字_<text:span text:style-name="T1">2</text:span>:添加 <text:s/>功能类型:编辑 (有网格/树形/编辑可选)</text:p>
      <text:p text:style-name="P7"><text:tab/><text:tab/><text:tab/><text:tab/>字段名称_<text:span text:style-name="T2">1</text:span>:网站名称 <text:s text:c="2"/>标签类型：文本框 必填</text:p>
      <text:p text:style-name="P21"><text:tab/><text:tab/><text:tab/><text:tab/>字段名称_<text:span text:style-name="T2">2</text:span>:<text:bookmark-start text:name="__DdeLink__972_182682679221"/>网址<text:bookmark-end text:name="__DdeLink__972_182682679221"/> <text:s text:c="6"/>标签类型：文本框 必填</text:p>
      <text:p text:style-name="P21"><text:tab/><text:tab/><text:tab/><text:tab/>字段名称_<text:span text:style-name="T3">3</text:span>:账号 <text:s text:c="6"/>标签类型：文本框 必填</text:p>
      <text:p text:style-name="P21"><text:tab/><text:tab/><text:tab/><text:tab/>字段名称_<text:span text:style-name="T3">4</text:span>:密码 <text:s text:c="6"/>标签类型：文本框 必填</text:p>
      <text:p text:style-name="P21"><text:tab/><text:tab/><text:tab/><text:tab/>字段名称_<text:span text:style-name="T4">5</text:span>:注册人<text:tab/> <text:s/>标签类型：下拉 必填</text:p>
      <text:p text:style-name="P21"><text:tab/><text:tab/><text:tab/><text:tab/>字段名称_<text:span text:style-name="T4">6</text:span>:注册信息 <text:s text:c="3"/>标签类型：文本框 必填</text:p>
      <text:p text:style-name="P21"><text:tab/><text:tab/><text:tab/><text:tab/>字段名称_<text:span text:style-name="T4">7</text:span>:备注 <text:s text:c="7"/>标签类型：文本框 必填</text:p>
      <text:p text:style-name="P18"><text:soft-page-break/><text:tab/><text:tab/><text:tab/><text:tab/>字段名称_<text:span text:style-name="T4">8</text:span>:状态 <text:s text:c="2"/>标签类型：下拉（解冻/冻结）</text:p>
      <text:p text:style-name="P6"/>
      <text:p text:style-name="P6"><text:tab/><text:tab/><text:tab/>功能名字_<text:span text:style-name="T8">3</text:span>:编辑 <text:s/>功能类型:编辑 (有网格/树形/编辑可选)</text:p>
      <text:p text:style-name="P24"><text:tab/><text:tab/><text:tab/><text:tab/>字段名称_<text:span text:style-name="T2">1</text:span>:网站名称 <text:s text:c="2"/>标签类型：文本框 必填</text:p>
      <text:p text:style-name="P24"><text:tab/><text:tab/><text:tab/><text:tab/>字段名称_<text:span text:style-name="T2">2</text:span>:<text:bookmark-start text:name="__DdeLink__972_1826826792211"/>网址<text:bookmark-end text:name="__DdeLink__972_1826826792211"/> <text:s text:c="6"/>标签类型：文本框 必填</text:p>
      <text:p text:style-name="P24"><text:tab/><text:tab/><text:tab/><text:tab/>字段名称_<text:span text:style-name="T3">3</text:span>:账号 <text:s text:c="6"/>标签类型：文本框 必填</text:p>
      <text:p text:style-name="P24"><text:tab/><text:tab/><text:tab/><text:tab/>字段名称_<text:span text:style-name="T3">4</text:span>:密码 <text:s text:c="6"/>标签类型：文本框 必填</text:p>
      <text:p text:style-name="P24"><text:tab/><text:tab/><text:tab/><text:tab/>字段名称_<text:span text:style-name="T4">5</text:span>:注册人<text:tab/> <text:s/>标签类型：下拉框 必填</text:p>
      <text:p text:style-name="P8"><text:tab/><text:tab/><text:tab/><text:tab/>字段名称_<text:span text:style-name="T4">6</text:span>:注册信息 <text:s text:c="3"/>标签类型：文本框</text:p>
      <text:p text:style-name="P8"><text:tab/><text:tab/><text:tab/><text:tab/>字段名称_<text:span text:style-name="T4">7</text:span>:备注 <text:s text:c="6"/>标签类型：文本框</text:p>
      <text:p text:style-name="P8"><text:tab/><text:tab/><text:tab/><text:tab/>字段名称_<text:span text:style-name="T4">8</text:span>:状态 <text:s text:c="6"/>标签类型：下拉（解冻/冻结）</text:p>
      <text:p text:style-name="P6"/>
      <text:p text:style-name="P6"><text:tab/><text:tab/><text:tab/>功能名字_<text:span text:style-name="T8">4</text:span>:删除 <text:s/>功能类型:</text:p>
      <text:p text:style-name="P6"/>
      <text:p text:style-name="P19"><text:tab/><text:tab/><text:tab/>功能名字_<text:span text:style-name="T19">5</text:span>:冻结 <text:s/>功能类型:</text:p>
      <text:p text:style-name="P19"/>
      <text:p text:style-name="P19"><text:tab/><text:tab/><text:tab/>功能名字_<text:span text:style-name="T19">6</text:span>:解冻 <text:s/>功能类型:</text:p>
      <text:p text:style-name="P6"/>
      <text:p text:style-name="P6"><text:tab/><text:tab/>导航名_<text:span text:style-name="T10">3</text:span>:<text:bookmark-start text:name="__DdeLink__1183_773636939"/>车票，飞机票购买申请表<text:bookmark-end text:name="__DdeLink__1183_773636939"/></text:p>
      <text:p text:style-name="P6"><text:tab/><text:tab/><text:tab/>功能名字_1:列表 <text:s/>功能类型:网格 (有网格/树形/编辑可选)</text:p>
      <text:p text:style-name="P6"><text:tab/><text:tab/><text:tab/><text:tab/><text:bookmark-start text:name="__DdeLink__1181_773636939"/>字段名称_<text:span text:style-name="T2">1</text:span>:申请人</text:p>
      <text:p text:style-name="P6"><text:tab/><text:tab/><text:tab/><text:tab/>字段名称_<text:span text:style-name="T2">2</text:span>:地区</text:p>
      <text:p text:style-name="P6"><text:tab/><text:tab/><text:tab/><text:tab/>字段名称_<text:span text:style-name="T3">3</text:span>:部门/项目组</text:p>
      <text:p text:style-name="P6"><text:tab/><text:tab/><text:tab/><text:tab/>字段名称_<text:span text:style-name="T3">4</text:span>:乘车人</text:p>
      <text:p text:style-name="P6"><text:tab/><text:tab/><text:tab/><text:tab/>字段名称_<text:span text:style-name="T4">5</text:span>:乘车人数<text:tab/><text:tab/><text:tab/></text:p>
      <text:p text:style-name="P6"><text:tab/><text:tab/><text:tab/><text:tab/>字段名称_<text:span text:style-name="T4">6</text:span>:购票原因</text:p>
      <text:p text:style-name="P6"><text:tab/><text:tab/><text:tab/><text:tab/>字段名称_<text:span text:style-name="T4">7</text:span>:车票类型</text:p>
      <text:p text:style-name="P6"><text:tab/><text:tab/><text:tab/><text:tab/>字段名称_<text:span text:style-name="T4">8</text:span>:购买方式</text:p>
      <text:p text:style-name="P6"><text:tab/><text:tab/><text:tab/><text:tab/>字段名称_<text:span text:style-name="T4">9</text:span>:行程类型</text:p>
      <text:p text:style-name="P6"><text:tab/><text:tab/><text:tab/><text:tab/>字段名称_<text:span text:style-name="T5">10</text:span>:出发地</text:p>
      <text:p text:style-name="P6"><text:tab/><text:tab/><text:tab/><text:tab/>字段名称_<text:span text:style-name="T5">11</text:span>:<text:bookmark-start text:name="__DdeLink__1370_11142258842"/>目的地<text:bookmark-end text:name="__DdeLink__1370_11142258842"/></text:p>
      <text:p text:style-name="P6"><text:tab/><text:tab/><text:tab/><text:tab/>字段名称_<text:span text:style-name="T5">12</text:span>:计划出发时间</text:p>
      <text:p text:style-name="P6"><text:tab/><text:tab/><text:tab/><text:tab/>字段名称_<text:span text:style-name="T5">13</text:span>:<text:bookmark-start text:name="__DdeLink__1372_11142258842"/>计划<text:bookmark-end text:name="__DdeLink__1372_11142258842"/>到达时间</text:p>
      <text:p text:style-name="P6"><text:tab/><text:tab/><text:tab/><text:tab/>字段名称_<text:span text:style-name="T5">14</text:span>:<text:bookmark-start text:name="__DdeLink__1374_11142258842"/>备注<text:bookmark-end text:name="__DdeLink__1374_11142258842"/></text:p>
      <text:p text:style-name="P6"><text:tab/><text:tab/><text:tab/><text:tab/>字段名称_<text:span text:style-name="T5">15</text:span>:福利模块负责人</text:p>
      <text:p text:style-name="P21"><text:tab/><text:tab/><text:tab/><text:tab/>字段名称_<text:span text:style-name="T5">16</text:span>:福利模块<text:bookmark-start text:name="__DdeLink__1378_11142258842"/>审核<text:bookmark-end text:name="__DdeLink__1378_11142258842"/>意见<text:bookmark-end text:name="__DdeLink__1181_773636939"/></text:p>
      <text:p text:style-name="P27"><text:tab/><text:tab/><text:tab/><text:tab/>字段名称_<text:span text:style-name="T5">15</text:span>:规划模块负责人</text:p>
      <text:p text:style-name="P21"><text:tab/><text:tab/><text:tab/><text:tab/>字段名称_<text:span text:style-name="T5">16</text:span>:规划模块<text:bookmark-start text:name="__DdeLink__1378_111422588422"/>审核<text:bookmark-end text:name="__DdeLink__1378_111422588422"/>意见</text:p>
      <text:p text:style-name="P6"><text:tab/><text:tab/><text:tab/><text:tab/></text:p>
      <text:p text:style-name="P6"><text:tab/><text:tab/><text:tab/><text:tab/><text:tab/><text:tab/><text:tab/></text:p>
      <text:p text:style-name="P6"><text:tab/><text:tab/><text:tab/>功能名字_<text:span text:style-name="T1">2</text:span>:添加 <text:s/>功能类型:编辑 (有网格/树形/编辑可选)</text:p>
      <text:p text:style-name="P24"><text:tab/><text:tab/><text:tab/><text:tab/>字段名称_<text:span text:style-name="T2">1</text:span>:申请人 <text:s text:c="8"/>标签类型：下拉框 必填</text:p>
      <text:p text:style-name="P24"><text:tab/><text:tab/><text:tab/><text:tab/>字段名称_<text:span text:style-name="T2">2</text:span>:地区 <text:s text:c="10"/>标签类型：下拉框 必填</text:p>
      <text:p text:style-name="P24"><text:tab/><text:tab/><text:tab/><text:tab/>字段名称_<text:span text:style-name="T3">3</text:span>:部门/项目组 <text:s text:c="4"/>标签类型：下拉框 <text:s/>必填</text:p>
      <text:p text:style-name="P24"><text:tab/><text:tab/><text:tab/><text:tab/>字段名称_<text:span text:style-name="T3">4</text:span>:乘车人 <text:s text:c="8"/>标签类型：下拉多选 必填</text:p>
      <text:p text:style-name="P24"><text:tab/><text:tab/><text:tab/><text:tab/>字段名称_<text:span text:style-name="T4">5</text:span>:乘车人数<text:tab/><text:tab/>标签类型：文本框 必填<text:tab/></text:p>
      <text:p text:style-name="P24"><text:tab/><text:tab/><text:tab/><text:tab/>字段名称_<text:span text:style-name="T4">6</text:span>:购票原因 <text:s text:c="7"/>标签类型：下拉框 必填</text:p>
      <text:p text:style-name="P24"><text:tab/><text:tab/><text:tab/><text:tab/>字段名称_<text:span text:style-name="T4">7</text:span>:车票类型 <text:s text:c="7"/>标签类型：下拉框 必填</text:p>
      <text:p text:style-name="P24"><text:tab/><text:tab/><text:tab/><text:tab/>字段名称_<text:span text:style-name="T4">8</text:span>:购买方式 <text:s text:c="7"/>标签类型：下拉框 必填</text:p>
      <text:p text:style-name="P24"><text:tab/><text:tab/><text:tab/><text:tab/>字段名称_<text:span text:style-name="T4">9</text:span>:行程类型 <text:s text:c="7"/>标签类型：下拉（往/返） 必填</text:p>
      <text:p text:style-name="P24"><text:tab/><text:tab/><text:tab/><text:tab/>字段名称_<text:span text:style-name="T5">10</text:span>:出发地 <text:s text:c="8"/>标签类型：文本框 必填</text:p>
      <text:p text:style-name="P24"><text:tab/><text:tab/><text:tab/><text:tab/>字段名称_<text:span text:style-name="T5">11</text:span>:<text:bookmark-start text:name="__DdeLink__1370_111422588421"/>目的地<text:bookmark-end text:name="__DdeLink__1370_111422588421"/> <text:s text:c="8"/>标签类型：文本框 必填</text:p>
      <text:p text:style-name="P24"><text:tab/><text:tab/><text:tab/><text:tab/>字段名称_<text:span text:style-name="T5">12</text:span>:计划出发时间 <text:s text:c="3"/>标签类型：日期框 必填</text:p>
      <text:p text:style-name="P24"><text:tab/><text:tab/><text:tab/><text:tab/>字段名称_<text:span text:style-name="T5">13</text:span>:<text:bookmark-start text:name="__DdeLink__1372_111422588421"/>计划<text:bookmark-end text:name="__DdeLink__1372_111422588421"/>到达时间 <text:s text:c="3"/>标签类型：日期框 必填</text:p>
      <text:p text:style-name="P9"><text:tab/><text:tab/><text:tab/><text:tab/>字段名称_<text:span text:style-name="T5">14</text:span>:<text:bookmark-start text:name="__DdeLink__1374_111422588421"/>备注<text:bookmark-end text:name="__DdeLink__1374_111422588421"/> <text:s text:c="10"/>标签类型：文本框</text:p>
      <text:p text:style-name="P24"><text:tab/><text:tab/><text:tab/><text:tab/>字段名称_<text:span text:style-name="T5">15</text:span>:福利模块<text:bookmark-start text:name="__DdeLink__1376_111422588421"/>负责<text:bookmark-end text:name="__DdeLink__1376_111422588421"/>人 <text:s text:c="8"/>标签类型：下拉框 必填</text:p>
      <text:p text:style-name="P24"><text:tab/><text:tab/><text:tab/><text:tab/>字段名称_<text:span text:style-name="T5">16</text:span>:规划模块<text:bookmark-start text:name="__DdeLink__1376_1114225884212"/>负责<text:bookmark-end text:name="__DdeLink__1376_1114225884212"/>人 <text:s text:c="8"/>标签类型：下拉框 必填</text:p>
      <text:p text:style-name="P21"><text:tab/><text:tab/><text:tab/><text:tab/>字段名称_<text:span text:style-name="T5">16</text:span>:是否发送邮箱给负责人 <text:s text:c="3"/>标签类型：下拉框<text:span text:style-name="T23">(是/否)必填</text:span></text:p>
      <text:p text:style-name="P21"><text:tab/><text:tab/><text:tab/><text:tab/><text:span text:style-name="T24">(如果是:是)</text:span></text:p>
      <text:p text:style-name="P24"><text:tab/><text:tab/><text:tab/><text:tab/>字段名称_<text:span text:style-name="T5">16</text:span>:发送对象 <text:s text:c="3"/>标签类型：文本框 <text:span text:style-name="T24">必填</text:span></text:p>
      <text:p text:style-name="P6"><text:soft-page-break/><text:tab/><text:tab/><text:tab/>功能名字_<text:span text:style-name="T8">3</text:span>:编辑 <text:s/>功能类型:编辑 (有网格/树形/编辑可选)</text:p>
      <text:p text:style-name="P24"><text:tab/><text:tab/><text:tab/><text:tab/>字段名称_<text:span text:style-name="T2">1</text:span>:申请人 <text:s text:c="8"/>标签类型：下拉框 必填</text:p>
      <text:p text:style-name="P24"><text:tab/><text:tab/><text:tab/><text:tab/>字段名称_<text:span text:style-name="T2">2</text:span>:地区 <text:s text:c="10"/>标签类型：下拉框必填</text:p>
      <text:p text:style-name="P24"><text:tab/><text:tab/><text:tab/><text:tab/>字段名称_<text:span text:style-name="T3">3</text:span>:部门/项目组 <text:s text:c="4"/>标签类型：下拉框 必填</text:p>
      <text:p text:style-name="P24"><text:tab/><text:tab/><text:tab/><text:tab/>字段名称_<text:span text:style-name="T3">4</text:span>:乘车人 <text:s text:c="8"/>标签类型：下拉多选 必填</text:p>
      <text:p text:style-name="P24"><text:tab/><text:tab/><text:tab/><text:tab/>字段名称_<text:span text:style-name="T4">5</text:span>:乘车人数<text:tab/><text:tab/>标签类型：文本框<text:tab/> 必填</text:p>
      <text:p text:style-name="P24"><text:tab/><text:tab/><text:tab/><text:tab/>字段名称_<text:span text:style-name="T4">6</text:span>:购票原因 <text:s text:c="7"/>标签类型：下拉框 必填</text:p>
      <text:p text:style-name="P24"><text:tab/><text:tab/><text:tab/><text:tab/>字段名称_<text:span text:style-name="T4">7</text:span>:车票类型 <text:s text:c="7"/>标签类型：下拉框 必填</text:p>
      <text:p text:style-name="P24"><text:tab/><text:tab/><text:tab/><text:tab/>字段名称_<text:span text:style-name="T4">8</text:span>:购买方式 <text:s text:c="7"/>标签类型：下拉框 必填</text:p>
      <text:p text:style-name="P24"><text:tab/><text:tab/><text:tab/><text:tab/>字段名称_<text:span text:style-name="T4">9</text:span>:行程类型 <text:s text:c="7"/>标签类型：下拉（往/返） 必填</text:p>
      <text:p text:style-name="P24"><text:tab/><text:tab/><text:tab/><text:tab/>字段名称_<text:span text:style-name="T5">10</text:span>:出发地 <text:s text:c="8"/>标签类型：文本框 必填</text:p>
      <text:p text:style-name="P24"><text:tab/><text:tab/><text:tab/><text:tab/>字段名称_<text:span text:style-name="T5">11</text:span>:<text:bookmark-start text:name="__DdeLink__1370_1114225884211"/>目的地<text:bookmark-end text:name="__DdeLink__1370_1114225884211"/> <text:s text:c="8"/>标签类型：文本框 必填</text:p>
      <text:p text:style-name="P24"><text:tab/><text:tab/><text:tab/><text:tab/>字段名称_<text:span text:style-name="T5">12</text:span>:计划出发时间 <text:s text:c="3"/>标签类型：日期框 必填</text:p>
      <text:p text:style-name="P24"><text:tab/><text:tab/><text:tab/><text:tab/>字段名称_<text:span text:style-name="T5">13</text:span>:<text:bookmark-start text:name="__DdeLink__1372_1114225884211"/>计划<text:bookmark-end text:name="__DdeLink__1372_1114225884211"/>到达时间 <text:s text:c="3"/>标签类型：日期框 必填</text:p>
      <text:p text:style-name="P10"><text:tab/><text:tab/><text:tab/><text:tab/>字段名称_<text:span text:style-name="T5">14</text:span>:<text:bookmark-start text:name="__DdeLink__1374_1114225884211"/>备注<text:bookmark-end text:name="__DdeLink__1374_1114225884211"/> <text:s text:c="10"/>标签类型：文本框 </text:p>
      <text:p text:style-name="P24"><text:tab/><text:tab/><text:tab/><text:tab/>字段名称_<text:span text:style-name="T5">15</text:span>:福利模块<text:bookmark-start text:name="__DdeLink__1376_1114225884213"/>负责<text:bookmark-end text:name="__DdeLink__1376_1114225884213"/>人 <text:s text:c="8"/>标签类型：下拉框 必填</text:p>
      <text:p text:style-name="P24"><text:tab/><text:tab/><text:tab/><text:tab/>字段名称_<text:span text:style-name="T5">16</text:span>:规划模块<text:bookmark-start text:name="__DdeLink__1376_11142258842121"/>负责<text:bookmark-end text:name="__DdeLink__1376_11142258842121"/>人 <text:s text:c="8"/>标签类型：下拉框 必填</text:p>
      <text:p text:style-name="P21"/>
      <text:p text:style-name="P10"/>
      <text:p text:style-name="P6"><text:tab/><text:tab/><text:tab/>功能名字_<text:span text:style-name="T8">4</text:span>:删除 <text:s/>功能类型:</text:p>
      <text:p text:style-name="P6"/>
      <text:p text:style-name="P21"><text:tab/><text:tab/><text:tab/>功能名字_<text:span text:style-name="T17">5</text:span>:福利模块审核 功能类型:</text:p>
      <text:p text:style-name="P21"><text:tab/><text:tab/><text:tab/><text:tab/>字段名称_<text:span text:style-name="T5">1</text:span>: 福利模块审核情况 <text:s text:c="8"/>标签类型：下拉（通过/未通过/拒绝）</text:p>
      <text:p text:style-name="P21"><text:tab/><text:tab/><text:tab/>功能名字_<text:span text:style-name="T17">5</text:span>:规划模块审核 功能类型:</text:p>
      <text:p text:style-name="P21"><text:tab/><text:tab/><text:tab/><text:tab/>字段名称_<text:span text:style-name="T5">1</text:span>: 规划模块审核情况 <text:s text:c="8"/>标签类型：下拉（通过/未通过/拒绝）</text:p>
      <text:p text:style-name="P6"><text:tab/></text:p>
      <text:p text:style-name="P6"><text:tab/><text:tab/>导航名_<text:span text:style-name="T11">4</text:span>:<text:bookmark-start text:name="__DdeLink__1993_773636939"/><text:bookmark-start text:name="__DdeLink__1201_773636939"/>车票，飞机票购买记录以及查询<text:bookmark-end text:name="__DdeLink__1993_773636939"/><text:bookmark-end text:name="__DdeLink__1201_773636939"/></text:p>
      <text:p text:style-name="P6"><text:tab/><text:tab/><text:tab/>功能名字_1:列表 <text:s/>功能类型:网格 (有网格/树形/编辑可选)</text:p>
      <text:p text:style-name="P6"><text:tab/><text:tab/><text:tab/><text:tab/><text:bookmark-start text:name="__DdeLink__1197_773636939"/>字段名称_<text:span text:style-name="T2">1</text:span>:申请人</text:p>
      <text:p text:style-name="P6"><text:tab/><text:tab/><text:tab/><text:tab/>字段名称_<text:span text:style-name="T2">2</text:span>:地区</text:p>
      <text:p text:style-name="P6"><text:tab/><text:tab/><text:tab/><text:tab/>字段名称_<text:span text:style-name="T3">3</text:span>:部门/项目组</text:p>
      <text:p text:style-name="P6"><text:tab/><text:tab/><text:tab/><text:tab/>字段名称_<text:span text:style-name="T3">4</text:span>:乘车人</text:p>
      <text:p text:style-name="P6"><text:tab/><text:tab/><text:tab/><text:tab/>字段名称_<text:span text:style-name="T4">5</text:span>:<text:bookmark-start text:name="__DdeLink__983_18268267924"/>乘车<text:bookmark-end text:name="__DdeLink__983_18268267924"/>人岗位名称<text:tab/><text:tab/><text:tab/></text:p>
      <text:p text:style-name="P6"><text:tab/><text:tab/><text:tab/><text:tab/>字段名称_<text:span text:style-name="T4">6</text:span>:身份证号码</text:p>
      <text:p text:style-name="P6"><text:tab/><text:tab/><text:tab/><text:tab/>字段名称_<text:span text:style-name="T4">7</text:span>:联系电话</text:p>
      <text:p text:style-name="P6"><text:tab/><text:tab/><text:tab/><text:tab/>字段名称_<text:span text:style-name="T4">8</text:span>:购票原因</text:p>
      <text:p text:style-name="P6"><text:tab/><text:tab/><text:tab/><text:tab/>字段名称_<text:span text:style-name="T4">9</text:span>:交通工具</text:p>
      <text:p text:style-name="P6"><text:tab/><text:tab/><text:tab/><text:tab/>字段名称_<text:span text:style-name="T5">10</text:span>:车票类型</text:p>
      <text:p text:style-name="P6"><text:tab/><text:tab/><text:tab/><text:tab/>字段名称_<text:span text:style-name="T5">11</text:span>:<text:bookmark-start text:name="__DdeLink__1370_11142258843"/>购买<text:bookmark-end text:name="__DdeLink__1370_11142258843"/>方式</text:p>
      <text:p text:style-name="P6"><text:tab/><text:tab/><text:tab/><text:tab/>字段名称_<text:span text:style-name="T5">12</text:span>:行程类型</text:p>
      <text:p text:style-name="P6"><text:tab/><text:tab/><text:tab/><text:tab/>字段名称_<text:span text:style-name="T5">13</text:span>:<text:bookmark-start text:name="__DdeLink__1372_11142258843"/>计划<text:bookmark-end text:name="__DdeLink__1372_11142258843"/>出发时间</text:p>
      <text:p text:style-name="P6"><text:tab/><text:tab/><text:tab/><text:tab/>字段名称_<text:span text:style-name="T5">14</text:span>:<text:bookmark-start text:name="__DdeLink__1374_11142258843"/>计划<text:bookmark-end text:name="__DdeLink__1374_11142258843"/>到达时间</text:p>
      <text:p text:style-name="P6"><text:tab/><text:tab/><text:tab/><text:tab/>字段名称_<text:span text:style-name="T5">15</text:span>:<text:bookmark-start text:name="__DdeLink__1376_11142258843"/>车票<text:bookmark-end text:name="__DdeLink__1376_11142258843"/>价格</text:p>
      <text:p text:style-name="P6"><text:tab/><text:tab/><text:tab/><text:tab/>字段名称_<text:span text:style-name="T5">16</text:span>:<text:bookmark-start text:name="__DdeLink__1378_11142258843"/>购买<text:bookmark-end text:name="__DdeLink__1378_11142258843"/>时间</text:p>
      <text:p text:style-name="P6"><text:tab/><text:tab/><text:tab/><text:tab/>字段名称_<text:span text:style-name="T5">17</text:span>:<text:bookmark-start text:name="__DdeLink__1380_11142258843"/><text:bookmark-start text:name="__DdeLink__2415_21420785533"/>出发地<text:bookmark-end text:name="__DdeLink__1380_11142258843"/><text:bookmark-end text:name="__DdeLink__2415_21420785533"/></text:p>
      <text:p text:style-name="P6"><text:tab/><text:tab/><text:tab/><text:tab/>字段名称_<text:span text:style-name="T5">18</text:span>:<text:bookmark-start text:name="__DdeLink__1382_11142258843"/>目的地<text:bookmark-end text:name="__DdeLink__1382_11142258843"/></text:p>
      <text:p text:style-name="P6"><text:tab/><text:tab/><text:tab/><text:tab/>字段名称_<text:span text:style-name="T5">19</text:span>:<text:bookmark-start text:name="__DdeLink__1384_11142258843"/>班次<text:bookmark-end text:name="__DdeLink__1384_11142258843"/>/航班</text:p>
      <text:p text:style-name="P6"><text:tab/><text:tab/><text:tab/><text:tab/>字段名称_<text:span text:style-name="T6">20</text:span>:<text:bookmark-start text:name="__DdeLink__1386_11142258843"/>是否<text:bookmark-end text:name="__DdeLink__1386_11142258843"/>可选座</text:p>
      <text:p text:style-name="P6"><text:tab/><text:tab/><text:tab/><text:tab/>字段名称_<text:span text:style-name="T7">21</text:span>:<text:bookmark-start text:name="__DdeLink__1388_11142258843"/>座位<text:bookmark-end text:name="__DdeLink__1388_11142258843"/>信息</text:p>
      <text:p text:style-name="P6"><text:tab/><text:tab/><text:tab/><text:tab/>字段名称_<text:span text:style-name="T7">22</text:span>:出发时间</text:p>
      <text:p text:style-name="P6"><text:tab/><text:tab/><text:tab/><text:tab/>字段名称_<text:span text:style-name="T7">23</text:span>:到达时间</text:p>
      <text:p text:style-name="P6"><text:tab/><text:tab/><text:tab/><text:tab/>字段名称_<text:span text:style-name="T7">24</text:span>:<text:bookmark-start text:name="__DdeLink__1199_773636939"/>订单号<text:bookmark-end text:name="__DdeLink__1199_773636939"/></text:p>
      <text:p text:style-name="P6"><text:tab/><text:tab/><text:tab/><text:tab/>字段名称_<text:span text:style-name="T7">25</text:span>:备注</text:p>
      <text:p text:style-name="P6"><text:tab/><text:tab/><text:tab/><text:tab/>字段名称_<text:span text:style-name="T7">26</text:span>:乘车人是否有确认乘车信息</text:p>
      <text:p text:style-name="P6"><text:tab/><text:tab/><text:tab/><text:tab/>字段名称_<text:span text:style-name="T7">27</text:span>:确认信息时间<text:bookmark-end text:name="__DdeLink__1197_773636939"/></text:p>
      <text:p text:style-name="P6"><text:tab/><text:tab/><text:tab/><text:tab/></text:p>
      <text:p text:style-name="P6"><text:tab/><text:tab/><text:tab/><text:tab/><text:tab/><text:tab/><text:tab/></text:p>
      <text:p text:style-name="P11"/>
      <text:p text:style-name="P6"><text:soft-page-break/><text:tab/><text:tab/><text:tab/>功能名字_<text:span text:style-name="T8">3</text:span>:编辑 <text:s/>功能类型:编辑 (有网格/树形/编辑可选)</text:p>
      <text:p text:style-name="P12"><text:tab/><text:tab/><text:tab/><text:tab/>字段名称_<text:span text:style-name="T2">1</text:span>:申请人 <text:s text:c="8"/>标签类型：下拉框</text:p>
      <text:p text:style-name="P24"><text:tab/><text:tab/><text:tab/><text:tab/>字段名称_<text:span text:style-name="T2">2</text:span>:地区 <text:s text:c="10"/>标签类型：下拉框</text:p>
      <text:p text:style-name="P24"><text:tab/><text:tab/><text:tab/><text:tab/>字段名称_<text:span text:style-name="T3">3</text:span>:部门/项目组 <text:s text:c="4"/>标签类型：下拉框</text:p>
      <text:p text:style-name="P24"><text:tab/><text:tab/><text:tab/><text:tab/>字段名称_<text:span text:style-name="T3">4</text:span>:乘车人 <text:s text:c="9"/>标签类型：下拉框</text:p>
      <text:p text:style-name="P24"><text:tab/><text:tab/><text:tab/><text:tab/>字段名称_<text:span text:style-name="T4">5</text:span>:<text:bookmark-start text:name="__DdeLink__983_1826826792411"/>乘车<text:bookmark-end text:name="__DdeLink__983_1826826792411"/>人岗位名称<text:tab/> 标签类型：文本框</text:p>
      <text:p text:style-name="P12"><text:tab/><text:tab/><text:tab/><text:tab/>字段名称_<text:span text:style-name="T4">6</text:span>:身份证号码 <text:s text:c="6"/>标签类型：文本框</text:p>
      <text:p text:style-name="P12"><text:tab/><text:tab/><text:tab/><text:tab/>字段名称_<text:span text:style-name="T4">7</text:span>:联系电话 <text:s text:c="8"/>标签类型：文本框</text:p>
      <text:p text:style-name="P25"><text:tab/><text:tab/><text:tab/><text:tab/>字段名称_<text:span text:style-name="T4">8</text:span>:购票原因 <text:s text:c="8"/>标签类型：下拉框</text:p>
      <text:p text:style-name="P12"><text:tab/><text:tab/><text:tab/><text:tab/>字段名称_<text:span text:style-name="T4">9</text:span>:交通工具 <text:s text:c="8"/>标签类型：文本框</text:p>
      <text:p text:style-name="P25"><text:tab/><text:tab/><text:tab/><text:tab/>字段名称_<text:span text:style-name="T5">10</text:span>:车票类型 <text:s text:c="7"/>标签类型：下拉框</text:p>
      <text:p text:style-name="P25"><text:tab/><text:tab/><text:tab/><text:tab/>字段名称_<text:span text:style-name="T5">11</text:span>:<text:bookmark-start text:name="__DdeLink__1370_1114225884311"/>购买<text:bookmark-end text:name="__DdeLink__1370_1114225884311"/>方式 <text:s text:c="7"/>标签类型：下拉框</text:p>
      <text:p text:style-name="P12"><text:tab/><text:tab/><text:tab/><text:tab/>字段名称_<text:span text:style-name="T5">12</text:span>:行程类型 <text:s text:c="7"/>标签类型：下拉（往/返）</text:p>
      <text:p text:style-name="P12"><text:tab/><text:tab/><text:tab/><text:tab/>字段名称_<text:span text:style-name="T5">13</text:span>:<text:bookmark-start text:name="__DdeLink__1372_1114225884311"/>计划<text:bookmark-end text:name="__DdeLink__1372_1114225884311"/>出发时间 <text:s text:c="4"/>标签类型：日期框</text:p>
      <text:p text:style-name="P12"><text:tab/><text:tab/><text:tab/><text:tab/>字段名称_<text:span text:style-name="T5">14</text:span>:<text:bookmark-start text:name="__DdeLink__1374_1114225884311"/>计划<text:bookmark-end text:name="__DdeLink__1374_1114225884311"/>到达时间 <text:s text:c="4"/>标签类型：日期框</text:p>
      <text:p text:style-name="P12"><text:tab/><text:tab/><text:tab/><text:tab/>字段名称_<text:span text:style-name="T5">15</text:span>:<text:bookmark-start text:name="__DdeLink__1376_1114225884311"/>车票<text:bookmark-end text:name="__DdeLink__1376_1114225884311"/>价格 <text:s text:c="4"/>标签类型：文本框</text:p>
      <text:p text:style-name="P12"><text:tab/><text:tab/><text:tab/><text:tab/>字段名称_<text:span text:style-name="T5">16</text:span>:<text:bookmark-start text:name="__DdeLink__1378_1114225884311"/>购买<text:bookmark-end text:name="__DdeLink__1378_1114225884311"/>时间 <text:s text:c="4"/>标签类型：日期框</text:p>
      <text:p text:style-name="P12"><text:tab/><text:tab/><text:tab/><text:tab/>字段名称_<text:span text:style-name="T5">17</text:span>:<text:bookmark-start text:name="__DdeLink__1380_1114225884311"/><text:bookmark-start text:name="__DdeLink__2415_2142078553311"/>出发地<text:bookmark-end text:name="__DdeLink__1380_1114225884311"/><text:bookmark-end text:name="__DdeLink__2415_2142078553311"/> <text:s text:c="6"/>标签类型：文本框</text:p>
      <text:p text:style-name="P12"><text:tab/><text:tab/><text:tab/><text:tab/>字段名称_<text:span text:style-name="T5">18</text:span>:<text:bookmark-start text:name="__DdeLink__1382_1114225884311"/>目的地<text:bookmark-end text:name="__DdeLink__1382_1114225884311"/> <text:s text:c="6"/>标签类型：文本框</text:p>
      <text:p text:style-name="P12"><text:tab/><text:tab/><text:tab/><text:tab/>字段名称_<text:span text:style-name="T5">19</text:span>:<text:bookmark-start text:name="__DdeLink__1384_1114225884311"/>班次<text:bookmark-end text:name="__DdeLink__1384_1114225884311"/>/航班 <text:s text:c="3"/>标签类型：文本框</text:p>
      <text:p text:style-name="P12"><text:tab/><text:tab/><text:tab/><text:tab/>字段名称_<text:span text:style-name="T6">20</text:span>:<text:bookmark-start text:name="__DdeLink__1386_1114225884311"/>是否<text:bookmark-end text:name="__DdeLink__1386_1114225884311"/>可选座 <text:s text:c="3"/>标签类型：下拉（是/否）</text:p>
      <text:p text:style-name="P12"><text:tab/><text:tab/><text:tab/><text:tab/>字段名称_<text:span text:style-name="T7">21</text:span>:<text:bookmark-start text:name="__DdeLink__1388_1114225884311"/>座位<text:bookmark-end text:name="__DdeLink__1388_1114225884311"/>信息 <text:s text:c="5"/>标签类型：文本框</text:p>
      <text:p text:style-name="P12"><text:tab/><text:tab/><text:tab/><text:tab/>字段名称_<text:span text:style-name="T7">22</text:span>:出发时间 <text:s text:c="5"/>标签类型：日期框</text:p>
      <text:p text:style-name="P12"><text:tab/><text:tab/><text:tab/><text:tab/>字段名称_<text:span text:style-name="T7">23</text:span>:到达时间 <text:s text:c="5"/>标签类型：日期框</text:p>
      <text:p text:style-name="P12"><text:tab/><text:tab/><text:tab/><text:tab/>字段名称_<text:span text:style-name="T7">24</text:span>:订单号 <text:s text:c="7"/>标签类型：文本框</text:p>
      <text:p text:style-name="P12"><text:tab/><text:tab/><text:tab/><text:tab/>字段名称_<text:span text:style-name="T7">25</text:span>:备注 <text:s text:c="9"/>标签类型：文本框</text:p>
      <text:p text:style-name="P12"><text:tab/><text:tab/><text:tab/><text:tab/>字段名称_<text:span text:style-name="T7">26</text:span>:乘车人是否有确认乘车信息 <text:s text:c="3"/>标签类型：下拉（是/否）</text:p>
      <text:p text:style-name="P12"><text:tab/><text:tab/><text:tab/><text:tab/>字段名称_<text:span text:style-name="T7">27</text:span>:确认信息时间 <text:s text:c="6"/>标签类型：日期框</text:p>
      <text:p text:style-name="P6"/>
      <text:p text:style-name="P6"><text:tab/><text:tab/><text:tab/>功能名字_<text:span text:style-name="T8">4</text:span>:删除 <text:s/>功能类型:</text:p>
      <text:p text:style-name="P6"/>
      <text:p text:style-name="P17"><text:tab/><text:tab/><text:tab/>功能名字_<text:span text:style-name="T18">5</text:span>:发送邮件 <text:s/>功能类型:</text:p>
      <text:p text:style-name="P6"/>
      <text:p text:style-name="P13"><text:tab/><text:tab/><text:span text:style-name="T20">导航名_</text:span><text:span text:style-name="T21">5</text:span><text:span text:style-name="T20">:车票，飞机票购买数据汇总</text:span><text:span text:style-name="T22">(未完成,需求不明)</text:span></text:p>
      <text:p text:style-name="P20"><text:tab/><text:tab/><text:tab/><text:span text:style-name="T14">功能名字_</text:span>1<text:span text:style-name="T14">:汇总 <text:s/>功能类型:</text:span></text:p>
      <text:p text:style-name="P20"><text:tab/><text:tab/><text:tab/><text:tab/><text:span text:style-name="T14">字段名称_</text:span>1<text:span text:style-name="T14">:汇总周期 <text:s text:c="2"/>标签类型：下拉（每周/每月/每年）</text:span></text:p>
      <text:p text:style-name="P20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6">地区</text:p>
          </table:table-cell>
          <table:table-cell table:style-name="Table1.A1" office:value-type="string">
            <text:p text:style-name="P26">部门/项目组</text:p>
          </table:table-cell>
          <table:table-cell table:style-name="Table1.A1" office:value-type="string">
            <text:p text:style-name="P26">汇总类型</text:p>
          </table:table-cell>
          <table:table-cell table:style-name="Table1.A1" office:value-type="string">
            <text:p text:style-name="P26">汇总类型的数据</text:p>
          </table:table-cell>
          <table:table-cell table:style-name="Table1.A1" office:value-type="string">
            <text:p text:style-name="P26">汇总周期</text:p>
          </table:table-cell>
          <table:table-cell table:style-name="Table1.A1" office:value-type="string">
            <text:p text:style-name="P26">汇总时间段</text:p>
          </table:table-cell>
          <table:table-cell table:style-name="Table1.G1" office:value-type="string">
            <text:p text:style-name="P26">呈现类型（饼图/简单的记录）</text:p>
          </table:table-cell>
        </table:table-row>
      </table:table>
      <text:p text:style-name="P20"/>
      <text:p text:style-name="P13"><text:tab/><text:tab/>导航名_<text:span text:style-name="T12">6</text:span>:购票标准</text:p>
      <text:p text:style-name="P14"><text:tab/><text:tab/><text:tab/>功能名字_<text:span text:style-name="T15">1</text:span>:列表 <text:s/>功能类型:</text:p>
      <text:p text:style-name="P15"><text:tab/><text:tab/><text:tab/><text:tab/>字段名称_<text:span text:style-name="T13">1</text:span>:交通工具</text:p>
      <text:p text:style-name="P15"><text:tab/><text:tab/><text:tab/><text:tab/>字段名称_<text:span text:style-name="T16">2</text:span>:总行程</text:p>
      <text:p text:style-name="P15"><text:tab/><text:tab/><text:tab/><text:tab/>字段名称_<text:span text:style-name="T16">3</text:span>:情况</text:p>
      <text:p text:style-name="P15"><text:tab/><text:tab/><text:tab/><text:tab/>字段名称_<text:span text:style-name="T16">4</text:span>:备注</text:p>
      <text:p text:style-name="P15"/>
      <text:p text:style-name="P14"><text:tab/><text:tab/><text:tab/>功能名字_<text:span text:style-name="T15">2</text:span>:添加 <text:s/>功能类型:</text:p>
      <text:p text:style-name="P15"><text:tab/><text:tab/><text:tab/><text:tab/>字段名称_<text:span text:style-name="T13">1</text:span>:交通工具 <text:s text:c="3"/>标签类型：文本框</text:p>
      <text:p text:style-name="P15"><text:tab/><text:tab/><text:tab/><text:tab/>字段名称_<text:span text:style-name="T16">2</text:span>:总行程 <text:s text:c="3"/>标签类型：文本框</text:p>
      <text:p text:style-name="P15"><text:tab/><text:tab/><text:tab/><text:tab/>字段名称_<text:span text:style-name="T16">3</text:span>:情况 <text:s text:c="5"/>标签类型：文本框</text:p>
      <text:p text:style-name="P15"><text:tab/><text:tab/><text:tab/><text:tab/>字段名称_<text:span text:style-name="T16">4</text:span>:备注 <text:s text:c="5"/>标签类型：文本框</text:p>
      <text:p text:style-name="P15"/>
      <text:p text:style-name="P14"><text:tab/><text:tab/><text:tab/>功能名字_<text:span text:style-name="T15">3</text:span>:编辑 <text:s/>功能类型:</text:p>
      <text:p text:style-name="P16"><text:tab/><text:tab/><text:tab/><text:tab/>字段名称_<text:span text:style-name="T13">1</text:span>:交通工具 <text:s text:c="3"/>标签类型：文本框</text:p>
      <text:p text:style-name="P16"><text:tab/><text:tab/><text:tab/><text:tab/>字段名称_<text:span text:style-name="T16">2</text:span>:总行程 <text:s text:c="3"/>标签类型：文本框</text:p>
      <text:p text:style-name="P16"><text:tab/><text:tab/><text:tab/><text:tab/>字段名称_<text:span text:style-name="T16">3</text:span>:情况 <text:s text:c="5"/>标签类型：文本框</text:p>
      <text:p text:style-name="P16"><text:tab/><text:tab/><text:tab/><text:tab/>字段名称_<text:span text:style-name="T16">4</text:span>:备注 <text:s text:c="5"/>标签类型：文本框</text:p>
      <text:p text:style-name="P16"/>
      <text:p text:style-name="P14"><text:tab/><text:tab/><text:tab/>功能名字_<text:span text:style-name="T8">4</text:span>:删除 <text:s/>功能类型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9:22:01.518055765</meta:creation-date>
    <dc:date>2017-07-22T12:47:06.755911898</dc:date>
    <meta:editing-duration>PT3H45M23S</meta:editing-duration>
    <meta:editing-cycles>57</meta:editing-cycles>
    <meta:generator>LibreOffice/5.1.3.2$Linux_X86_64 LibreOffice_project/10$Build-2</meta:generator>
    <meta:document-statistic meta:table-count="1" meta:image-count="0" meta:object-count="0" meta:page-count="4" meta:paragraph-count="222" meta:word-count="3288" meta:character-count="5366" meta:non-whitespace-character-count="3757"/>
  </office:meta>
</office:document-meta>
</file>